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b6cd" officeooo:paragraph-rsid="0017b6cd"/>
    </style:style>
    <style:style style:name="P2" style:family="paragraph" style:parent-style-name="Standard">
      <style:text-properties fo:font-weight="bold" officeooo:rsid="0017b6cd" officeooo:paragraph-rsid="0017b6cd" style:font-weight-asian="bold" style:font-weight-complex="bold"/>
    </style:style>
    <style:style style:name="P3" style:family="paragraph" style:parent-style-name="Standard">
      <style:text-properties fo:font-weight="bold" officeooo:rsid="001fc706" officeooo:paragraph-rsid="001fc706" style:font-weight-asian="bold" style:font-weight-complex="bold"/>
    </style:style>
    <style:style style:name="P4" style:family="paragraph" style:parent-style-name="Standard">
      <style:text-properties fo:font-weight="bold" officeooo:rsid="002f9f9d" officeooo:paragraph-rsid="002f9f9d" style:font-weight-asian="bold" style:font-weight-complex="bold"/>
    </style:style>
    <style:style style:name="P5" style:family="paragraph" style:parent-style-name="Standard">
      <style:text-properties fo:font-weight="normal" officeooo:rsid="001fc706" officeooo:paragraph-rsid="001fc706" style:font-weight-asian="normal" style:font-weight-complex="normal"/>
    </style:style>
    <style:style style:name="P6" style:family="paragraph" style:parent-style-name="Standard">
      <style:text-properties fo:font-weight="normal" officeooo:rsid="0027013b" officeooo:paragraph-rsid="0027013b" style:font-weight-asian="normal" style:font-weight-complex="normal"/>
    </style:style>
    <style:style style:name="P7" style:family="paragraph" style:parent-style-name="Standard">
      <style:text-properties officeooo:rsid="002da560" officeooo:paragraph-rsid="0019a708"/>
    </style:style>
    <style:style style:name="P8" style:family="paragraph" style:parent-style-name="Standard">
      <style:text-properties style:text-underline-style="none" fo:font-weight="bold" officeooo:rsid="0017b6cd" officeooo:paragraph-rsid="0017b6cd" style:font-weight-asian="bold" style:font-weight-complex="bold"/>
    </style:style>
    <style:style style:name="P9" style:family="paragraph" style:parent-style-name="Standard">
      <style:text-properties style:text-underline-style="none" fo:font-weight="bold" officeooo:rsid="00332009" officeooo:paragraph-rsid="00332009" style:font-weight-asian="bold" style:font-weight-complex="bold"/>
    </style:style>
    <style:style style:name="P10" style:family="paragraph" style:parent-style-name="Standard">
      <style:text-properties style:text-underline-style="none" fo:font-weight="bold" officeooo:rsid="002da560" officeooo:paragraph-rsid="003a8f79" style:font-weight-asian="bold" style:font-weight-complex="bold"/>
    </style:style>
    <style:style style:name="P11" style:family="paragraph" style:parent-style-name="Standard">
      <style:text-properties style:text-underline-style="none" fo:font-weight="bold" officeooo:rsid="003901c1" officeooo:paragraph-rsid="003901c1" style:font-weight-asian="bold" style:font-weight-complex="bold"/>
    </style:style>
    <style:style style:name="P12" style:family="paragraph" style:parent-style-name="Standard">
      <style:text-properties style:text-underline-style="none" fo:font-weight="normal" officeooo:rsid="002da560" officeooo:paragraph-rsid="0035f5a5" style:font-weight-asian="normal" style:font-weight-complex="normal"/>
    </style:style>
    <style:style style:name="P13" style:family="paragraph" style:parent-style-name="Standard">
      <style:text-properties style:text-underline-style="none" fo:font-weight="normal" officeooo:rsid="003901c1" officeooo:paragraph-rsid="003901c1" style:font-weight-asian="normal" style:font-weight-complex="normal"/>
    </style:style>
    <style:style style:name="P14" style:family="paragraph" style:parent-style-name="Standard">
      <style:text-properties style:text-underline-style="none" fo:font-weight="normal" officeooo:rsid="0039adf8" officeooo:paragraph-rsid="0039adf8" style:font-weight-asian="normal" style:font-weight-complex="normal"/>
    </style:style>
    <style:style style:name="P15" style:family="paragraph" style:parent-style-name="Standard">
      <style:text-properties style:text-underline-style="solid" style:text-underline-width="auto" style:text-underline-color="font-color" fo:font-weight="bold" officeooo:rsid="00332009" officeooo:paragraph-rsid="00332009" style:font-weight-asian="bold" style:font-weight-complex="bold"/>
    </style:style>
    <style:style style:name="P16" style:family="paragraph" style:parent-style-name="Standard">
      <style:text-properties officeooo:rsid="0031bf73" officeooo:paragraph-rsid="0031bf73"/>
    </style:style>
    <style:style style:name="P17" style:family="paragraph" style:parent-style-name="Standard">
      <style:text-properties officeooo:rsid="0040950c" officeooo:paragraph-rsid="0040950c"/>
    </style:style>
    <style:style style:name="T1" style:family="text">
      <style:text-properties officeooo:rsid="0023664a"/>
    </style:style>
    <style:style style:name="T2" style:family="text">
      <style:text-properties officeooo:rsid="0027013b"/>
    </style:style>
    <style:style style:name="T3" style:family="text">
      <style:text-properties officeooo:rsid="002917a9"/>
    </style:style>
    <style:style style:name="T4" style:family="text">
      <style:text-properties officeooo:rsid="002da560"/>
    </style:style>
    <style:style style:name="T5" style:family="text">
      <style:text-properties officeooo:rsid="002f9f9d"/>
    </style:style>
    <style:style style:name="T6" style:family="text">
      <style:text-properties officeooo:rsid="0031bf73"/>
    </style:style>
    <style:style style:name="T7" style:family="text">
      <style:text-properties officeooo:rsid="0035f5a5"/>
    </style:style>
    <style:style style:name="T8" style:family="text">
      <style:text-properties officeooo:rsid="003a8f79"/>
    </style:style>
    <style:style style:name="T9" style:family="text">
      <style:text-properties officeooo:rsid="003bd221"/>
    </style:style>
    <style:style style:name="T10" style:family="text">
      <style:text-properties officeooo:rsid="003e9c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HOME</text:p>
      <text:p text:style-name="P8"/>
      <text:p text:style-name="P10"><text:span text:style-name="T8">Willkommen auf Elyoos!</text:span></text:p>
      <text:p text:style-name="P1"/>
      <text:p text:style-name="P7"><text:span text:style-name="T9">Damit Du von von den Empfehlungen Anderer profitieren kannst, f</text:span>üge <text:span text:style-name="T9">diese</text:span> <text:span text:style-name="T9">D</text:span>einer Kontaktliste hinzu. Die hinzugefügte Person muss bei diesem Vorgang keine Freundschaftsanfrage bestätigen. Es wird ihr lediglich eine Meldung angezeigt, dass Du sie zu Deinen Kontakten hinzugefügt hast.</text:p>
      <text:p text:style-name="P1"/>
      <text:p text:style-name="P2">Blog schreiben</text:p>
      <text:p text:style-name="P2"/>
      <text:p text:style-name="P5"><text:span text:style-name="T4">Teile</text:span> <text:span text:style-name="T10">Deine Gedanken zu den Themen Umwelt, Gesellschaft, Gesundheit, Persönliche Entwicklung, Spiritualität, Bildung, Politik und Wirtschaft in Blogbeiträgen. </text:span></text:p>
      <text:p text:style-name="P1"/>
      <text:p text:style-name="P3"><text:span text:style-name="T2">Seiten</text:span> erstellen</text:p>
      <text:p text:style-name="P3"/>
      <text:p text:style-name="P6">Seiten auf Elyoos <text:span text:style-name="T5">sind die Grundbausteine um</text:span> Informationen <text:span text:style-name="T3">zu teilen</text:span>. Du kannst <text:span text:style-name="T6">diese</text:span> für ein Buch, ein Video oder einen Weblink erstellen.</text:p>
      <text:p text:style-name="P1"/>
      <text:p text:style-name="P4">Privatsphäre</text:p>
      <text:p text:style-name="P1"/>
      <text:p text:style-name="P17">Wenn Du nicht möchtest das Jeder auf Elyoos Dein komplettes Profil sehen kann, dann ändere die entsprechenden Einstellungen.</text:p>
      <text:p text:style-name="P16"/>
      <text:p text:style-name="P16"/>
      <text:p text:style-name="P15">KONTAKTE</text:p>
      <text:p text:style-name="P15"/>
      <text:p text:style-name="P9">Deine Kontakte</text:p>
      <text:p text:style-name="P9"/>
      <text:p text:style-name="P12">Füge Personen deiner Kontaktliste hinzu um von deren Empfehlung zu profitieren. Die hinzugefügte Person muss bei diesem Vorgang keine Freundschaftsanfrage bestätigen. Es wird ihr lediglich eine Meldung angezeigt, dass Du sie zu Deinen Kontakten hinzugefügt hast. <text:span text:style-name="T7">Du hast zudem die Möglichkeit verschiedene Gruppen zu erstellen mit unterschiedlichen Privatsphären Einstellungen.</text:span></text:p>
      <text:p text:style-name="P12"/>
      <text:p text:style-name="P11">Dich als Kontakt</text:p>
      <text:p text:style-name="P13"/>
      <text:p text:style-name="P14">Hier kannst Du sehen wer Dich zu seiner Kontaktliste hinzugefügt hat. Diese Personen folgen Deinen Beiträgen. Sortiert wird danach, wann Dich jemand als Kontakt hinzufüg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13:17:26.711000000</meta:creation-date>
    <meta:generator>LibreOffice/5.1.4.2$Windows_x86 LibreOffice_project/f99d75f39f1c57ebdd7ffc5f42867c12031db97a</meta:generator>
    <dc:date>2016-08-31T13:31:06.153000000</dc:date>
    <meta:editing-duration>PT8H46M11S</meta:editing-duration>
    <meta:editing-cycles>23</meta:editing-cycles>
    <meta:document-statistic meta:table-count="0" meta:image-count="0" meta:object-count="0" meta:page-count="1" meta:paragraph-count="14" meta:word-count="186" meta:character-count="1359" meta:non-whitespace-character-count="1186"/>
  </office:meta>
</office:document-meta>
</file>